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officeooo:rsid="000c8ba0" officeooo:paragraph-rsid="000c8ba0"/>
    </style:style>
    <style:style style:name="P3" style:family="paragraph" style:parent-style-name="Standard" style:list-style-name="L4"/>
    <style:style style:name="P4" style:family="paragraph" style:parent-style-name="Standard" style:list-style-name="L4">
      <style:text-properties officeooo:rsid="000d7f1e" officeooo:paragraph-rsid="000d7f1e"/>
    </style:style>
    <style:style style:name="P5" style:family="paragraph" style:parent-style-name="Standard">
      <style:text-properties officeooo:paragraph-rsid="000d7f1e"/>
    </style:style>
    <style:style style:name="P6" style:family="paragraph" style:parent-style-name="Standard" style:list-style-name="L8">
      <style:text-properties fo:font-variant="normal" fo:text-transform="none" fo:color="#374151" style:font-name="Times New Roman" fo:font-size="12pt" fo:letter-spacing="normal" fo:font-style="normal" fo:font-weight="normal" officeooo:rsid="000d7f1e"/>
    </style:style>
    <style:style style:name="P7" style:family="paragraph" style:list-style-name="L8"/>
    <style:style style:name="P8" style:family="paragraph" style:list-style-name="L4"/>
    <style:style style:name="P9" style:family="paragraph" style:parent-style-name="Text_20_body">
      <style:text-properties style:font-name="Times New Roman"/>
    </style:style>
    <style:style style:name="P10" style:family="paragraph" style:parent-style-name="Text_20_body" style:list-style-name="L1">
      <style:text-properties style:font-name="Times New Roman"/>
    </style:style>
    <style:style style:name="P11" style:family="paragraph" style:parent-style-name="Text_20_body" style:list-style-name="L9"/>
    <style:style style:name="P12" style:family="paragraph" style:parent-style-name="Text_20_body">
      <style:text-properties officeooo:rsid="000f4b74" officeooo:paragraph-rsid="000f4b74"/>
    </style:style>
    <style:style style:name="P13" style:family="paragraph" style:parent-style-name="Text_20_body" style:list-style-name="L14">
      <style:text-properties officeooo:paragraph-rsid="000fde76"/>
    </style:style>
    <style:style style:name="P14" style:family="paragraph" style:parent-style-name="Text_20_body" style:list-style-name="L14">
      <style:text-properties officeooo:rsid="000fde76" officeooo:paragraph-rsid="000fde76"/>
    </style:style>
    <style:style style:name="P15" style:family="paragraph" style:parent-style-name="Text_20_body">
      <style:text-properties officeooo:paragraph-rsid="00111410"/>
    </style:style>
    <style:style style:name="P16" style:family="paragraph" style:list-style-name="L1">
      <style:text-properties style:font-name="Times New Roman"/>
    </style:style>
    <style:style style:name="P17" style:family="paragraph" style:list-style-name="L2">
      <style:text-properties style:font-name="Times New Roman"/>
    </style:style>
    <style:style style:name="P18" style:family="paragraph" style:list-style-name="L9"/>
    <style:style style:name="P19" style:family="paragraph" style:list-style-name="L15"/>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1410"/>
    </style:style>
    <style:style style:name="T3" style:family="text">
      <style:text-properties style:font-name="Times New Roman"/>
    </style:style>
    <style:style style:name="T4" style:family="text">
      <style:text-properties style:font-name="Times New Roman" officeooo:rsid="000d7f1e"/>
    </style:style>
    <style:style style:name="T5" style:family="text">
      <style:text-properties style:font-name="Times New Roman" officeooo:rsid="000f4b74"/>
    </style:style>
    <style:style style:name="T6" style:family="text">
      <style:text-properties officeooo:rsid="000fde76"/>
    </style:style>
    <style:style style:name="T7" style:family="text">
      <style:text-properties officeooo:rsid="00111410"/>
    </style:style>
    <style:style style:name="T8" style:family="text">
      <style:text-properties style:text-underline-style="none" officeooo:rsid="00111410"/>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Data Wrangling Techqniques</text:span></text:p>
      <text:list xml:id="list1926608848" text:style-name="L4">
        <text:list-header>
          <text:p text:style-name="P3"><text:span text:style-name="T4"/></text:p>
        </text:list-header>
        <text:list-item>
          <text:p text:style-name="P4"><text:span text:style-name="T3">Descriptive analytics</text:span></text:p>
        </text:list-item>
      </text:list>
      <text:list xml:id="list584452609" text:style-name="L8">
        <text:list-item>
          <text:p text:style-name="Standard">Justification: Descriptive analysis is crucial for understanding the distribution, central tendencies, and relationships within your dataset. By applying summary statistics, distribution analysis, and cross-tabulation, you can gain insights into the variability, patterns, and dominant categories within the neighbourhood group, room type, latitude, longitude, and number of reviews variables. This information helps in identifying any peculiarities, outliers, or trends, which can be further explored and considered in subsequent data wrangling steps and model building processes.</text:p>
          <text:p text:style-name="P6"/>
        </text:list-item>
      </text:list>
      <text:list xml:id="list122209395386259" text:continue-list="list1926608848" text:style-name="L4">
        <text:list-item>
          <text:p text:style-name="P3">Data Cleaning:</text:p>
        </text:list-item>
      </text:list>
      <text:list xml:id="list3522173713" text:style-name="L1">
        <text:list-item>
          <text:list>
            <text:list-item>
              <text:p text:style-name="P10">Justification: Data cleaning is essential to ensure the accuracy, completeness, and consistency of the dataset. It involves handling missing values, removing duplicates, correcting errors, and standardizing formats. By cleaning the data, we can eliminate any inconsistencies or outliers that could affect the analysis of the relationship between price and other variables.</text:p>
            </text:list-item>
          </text:list>
        </text:list-item>
        <text:list-item>
          <text:p text:style-name="P10">Correlation Analysis:</text:p>
          <text:list>
            <text:list-item>
              <text:p text:style-name="P10">Justification: Correlation analysis helps us understand the strength and direction of the relationship between the price variable and other independent variables. By calculating correlation coefficients or creating scatter plots, we can determine if there is a positive or negative correlation, as well as the magnitude of the relationship. This analysis allows us to identify which variables may have a significant influence on the price.</text:p>
            </text:list-item>
          </text:list>
        </text:list-item>
        <text:list-item>
          <text:p text:style-name="P10">Geospatial Analysis:</text:p>
          <text:list>
            <text:list-item>
              <text:p text:style-name="P10">Justification: Geospatial analysis involves analyzing the spatial patterns, distributions, and relationships of geographic data. In the context of the dataset, geospatial analysis can help us understand how the location (latitude and longitude) or neighborhood group variables influence the price. By visualizing the data on maps and using spatial analysis techniques, we can identify any spatial trends, clustering, or spatial autocorrelation in the price variable.</text:p>
            </text:list-item>
          </text:list>
          <text:p text:style-name="P10"/>
        </text:list-item>
        <text:list-item>
          <text:p text:style-name="P10">Grouping and Aggregation:</text:p>
          <text:list>
            <text:list-item>
              <text:p text:style-name="P10">Justification: Grouping and aggregation involve categorizing the data into groups based on specific criteria, such as neighborhood, room type, or other relevant factors. By aggregating the data within each group and calculating summary statistics (e.g., mean, median, count), we can understand the average price or price distribution within different groups. This analysis helps us identify any variations or patterns in the price based on different categories, providing insights into the impact of these variables on the price.</text:p>
            </text:list-item>
          </text:list>
        </text:list-item>
      </text:list>
      <text:p text:style-name="P1"/>
      <text:p text:style-name="P2">Why Cross Validation and Stratisfaction is Necessary</text:p>
      <text:p text:style-name="P9"><text:soft-page-break/>Cross-validation and stratification are important techniques in model evaluation and selection. In this case, using cross-validation with stratification on the price variable is beneficial for the following reasons:</text:p>
      <text:list xml:id="list1221600878" text:style-name="L2">
        <text:list-item>
          <text:p text:style-name="Text_20_body">Model Evaluation:</text:p>
          <text:list>
            <text:list-item>
              <text:p text:style-name="Text_20_body">Cross-validation allows us to assess the performance of the model in a more robust and reliable manner compared to a single train-test split. It helps to estimate how well the model will generalize to unseen data.</text:p>
            </text:list-item>
            <text:list-item>
              <text:p text:style-name="Text_20_body">By dividing the data into multiple folds and training the model on different subsets while testing on the remaining fold, cross-validation provides a more comprehensive evaluation of the model's performance.</text:p>
            </text:list-item>
          </text:list>
        </text:list-item>
        <text:list-item>
          <text:p text:style-name="Text_20_body">Handling Imbalanced Data:</text:p>
          <text:list>
            <text:list-item>
              <text:p text:style-name="Text_20_body">Stratification is particularly useful when dealing with imbalanced data, where the distribution of the target variable (price) is uneven across different classes.</text:p>
            </text:list-item>
            <text:list-item>
              <text:p text:style-name="Text_20_body">In this case, stratification ensures that each fold in the cross-validation process maintains a similar distribution of price levels as the original dataset. This helps to prevent biased performance estimates and ensures that each fold represents the different price levels adequately.</text:p>
            </text:list-item>
          </text:list>
        </text:list-item>
        <text:list-item>
          <text:p text:style-name="Text_20_body">Improved Model Selection:</text:p>
          <text:list>
            <text:list-item>
              <text:p text:style-name="Text_20_body">Cross-validation with stratification aids in selecting the best model by providing more reliable performance metrics.</text:p>
            </text:list-item>
            <text:list-item>
              <text:p text:style-name="Text_20_body">By comparing the average performance across different folds, we can get a more accurate estimation of how the model will perform on unseen data.</text:p>
            </text:list-item>
            <text:list-item>
              <text:p text:style-name="Text_20_body">Stratification helps to ensure that all price levels are represented in the training and testing sets, enabling fair and unbiased model selection.</text:p>
            </text:list-item>
          </text:list>
        </text:list-item>
        <text:list-item>
          <text:p text:style-name="Text_20_body">Addressing Overfitting:</text:p>
          <text:list>
            <text:list-item>
              <text:p text:style-name="Text_20_body">Cross-validation helps in detecting overfitting, which occurs when a model performs well on the training data but fails to generalize to new data.</text:p>
            </text:list-item>
            <text:list-item>
              <text:p text:style-name="Text_20_body">By evaluating the model's performance on multiple folds, we can identify if the model consistently performs well or if it shows high variability across different subsets of the data. This information helps us assess the model's generalization capability and potential overfitting issues.</text:p>
            </text:list-item>
          </text:list>
        </text:list-item>
      </text:list>
      <text:p text:style-name="Standard"><text:span text:style-name="T3"><text:line-break/></text:span><text:span text:style-name="T5">Justification of Selecting the variables<text:line-break/></text:span><text:line-break/>The selection of variables for analysis is a crucial step in any modeling process. In the context of the given dataset, where the goal is to predict the price of a listing, the following variables have been chosen:</text:p>
      <text:list xml:id="list3306199631" text:style-name="L9">
        <text:list-item>
          <text:p text:style-name="P11">Neighbourhood Group: The selection of the "neighbourhood_group" variable is justified by the assumption that different neighbourhoods may have different price ranges. By including <text:soft-page-break/>this variable in the analysis, we can capture any variation in prices based on the neighbourhood group.</text:p>
        </text:list-item>
        <text:list-item>
          <text:p text:style-name="P11">Room Type: The "room_type" variable is selected because the type of room (e.g., entire home/apartment, private room, shared room) can significantly impact the price. Including this variable allows the model to account for the variation in prices based on the type of accommodation.</text:p>
        </text:list-item>
        <text:list-item>
          <text:p text:style-name="P11">Latitude and Longitude: Latitude and longitude are geographic coordinates that represent the location of the listing. These variables are chosen because the geographic location can have an influence on the price. Certain areas or neighborhoods may be more desirable, resulting in higher prices. Including latitude and longitude allows the model to capture any spatial patterns in the data.</text:p>
        </text:list-item>
        <text:list-item>
          <text:p text:style-name="P11">Number of Reviews: The "number_of_reviews" variable is selected because it can be an indicator of the popularity or demand for a listing. Generally, more reviews may imply higher demand, which can influence the price. Including this variable helps capture the relationship between the number of reviews and the price.</text:p>
        </text:list-item>
      </text:list>
      <text:p text:style-name="Text_20_body"/>
      <text:p text:style-name="P12">Justification of the receipe steps</text:p>
      <text:list xml:id="list3866696434" text:style-name="L14">
        <text:list-item>
          <text:p text:style-name="P13">Data Cleaning (step_rm): The step_rm function is used to remove unnecessary columns from the dataset. In this case, the columns "id" , "host_id", “<text:span text:style-name="T6">availability_365”,</text:span> "host_name", “<text:span text:style-name="T6">reviews_per_month” and “name”</text:span> are removed. This step is justified because these columns are not relevant for predicting the price of a listing. Removing irrelevant columns helps simplify the dataset and focuses the analysis on the essential variables.</text:p>
        </text:list-item>
        <text:list-item>
          <text:p text:style-name="P14">Data Scaling (step_scale, step_center): The step_scale and step_center functions are used to standardize the numeric variables "latitude," "longitude," and "number_of_reviews." Standardization is justified to ensure that variables are on a similar scale and have comparable magnitudes. Scaling the variables to a common range helps prevent variables with larger values from dominating the model's learning process. Centering the variables helps shift their mean to zero, which can be useful in certain modeling techniques that assume zero-centered data.</text:p>
        </text:list-item>
        <text:list-item>
          <text:p text:style-name="P13">Data Transformation (step_<text:span text:style-name="T6">normalize</text:span> ): By normalizing the "number_of_reviews" variable using the range method, we ensure that the values are rescaled to a range between 0 and 1. This normalization technique is useful when the absolute values of the variable are not as important as their relative positions in the range. It helps to eliminate the influence of the original scale and allows for fair comparison and interpretation of the variable with other variables in the model.</text:p>
        </text:list-item>
      </text:list>
      <text:p text:style-name="P15"><text:line-break/><text:line-break/></text:p>
      <text:p text:style-name="P15"><text:span text:style-name="T2"/></text:p>
      <text:p text:style-name="P15"><text:span text:style-name="T2"/></text:p>
      <text:p text:style-name="P15"><text:soft-page-break/><text:span text:style-name="T2">MODEL</text:span><text:span text:style-name="T1"> <text:s/></text:span><text:span text:style-name="T2">CHOSEN<text:line-break/></text:span><text:span text:style-name="T8">Linear Regression</text:span></text:p>
      <text:p text:style-name="Text_20_body">Linear regression is a simple and interpretable algorithm that assumes a linear relationship between the independent variables and the dependent variable. It estimates the coefficients of the linear equation that best fits the data and can be used for both simple and multiple regression.</text:p>
      <text:p text:style-name="Text_20_body">The choice of Linear Regression as the regression approach can be justified based on the following reasons:</text:p>
      <text:list xml:id="list768480779" text:style-name="L15">
        <text:list-item>
          <text:p text:style-name="Text_20_body">Assumption of Linearity: Linear regression assumes a linear relationship between the independent variables and the dependent variable. If the relationship in the dataset can be reasonably approximated by a linear function, Linear Regression can provide a good fit.</text:p>
        </text:list-item>
        <text:list-item>
          <text:p text:style-name="Text_20_body">Interpretability: Linear regression provides coefficients for each independent variable, which allows for easy interpretation and understanding of the impact of each variable on the dependent variable.</text:p>
        </text:list-item>
        <text:list-item>
          <text:p text:style-name="Text_20_body">Efficiency: Linear regression is computationally efficient and can handle large datasets with a moderate number of features.</text:p>
        </text:list-item>
        <text:list-item>
          <text:p text:style-name="Text_20_body">Well-established and widely used: Linear regression is a well-studied and widely used regression algorithm. It has been extensively researched and has a solid foundation in statistics and machine learning.</text:p>
        </text:list-item>
      </text:list>
      <text:p text:style-name="Text_20_body"/>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9T12:37:32.955957942</meta:creation-date>
    <dc:date>2023-05-30T12:22:09.207408490</dc:date>
    <meta:editing-duration>PT2H59M16S</meta:editing-duration>
    <meta:editing-cycles>2</meta:editing-cycles>
    <meta:generator>LibreOffice/6.4.7.2$Linux_X86_64 LibreOffice_project/40$Build-2</meta:generator>
    <meta:document-statistic meta:table-count="0" meta:image-count="0" meta:object-count="0" meta:page-count="4" meta:paragraph-count="44" meta:word-count="1306" meta:character-count="8879" meta:non-whitespace-character-count="7645"/>
  </office:meta>
</office:document-meta>
</file>